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folgskontrolle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s sind typische Tasks, die systemd erledigt?</text:p>
            <text:p>A) Dienste starten und stoppen</text:p>
            <text:p>B) Paket Updates verwalten und einspielen</text:p>
            <text:p>C) Zeitgesteuerte Aufgaben ausführen</text:p>
            <text:p>D) Laufwerke einh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737cm" svg:x="1.4cm" svg:y="1.721cm" presentation:class="titl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sind systemweite von der Distribution mitgelieferte Unit Files abgeleg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737cm" svg:x="1.4cm" svg:y="1.721cm" presentation:class="titl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werden angepasste Unit-Files abgelegt, welche der lokale Systemadministrator erstellt und welche die von der Distribution mitgelieferte Unit Files überschreiben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>
          <draw:text-box>
            <text:p>Was sind Drop-Ins?</text:p>
            <text:p>A) Plugins für systemd</text:p>
            <text:p>B) Kernel-Module die systemd kompatibel sind</text:p>
            <text:p>C) Files, welche einzelne Parameter eines Unit-Files überschreib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.737cm" svg:x="1.4cm" svg:y="1.721cm" presentation:class="title" presentation:user-transformed="true">
          <draw:text-box>
            <text:p>Kontrollfrage 5</text:p>
          </draw:text-box>
        </draw:frame>
        <draw:frame presentation:style-name="pr5" draw:layer="layout" svg:width="25.199cm" svg:height="12.179cm" svg:x="1.4cm" svg:y="4.914cm" presentation:class="outline">
          <draw:text-box>
            <text:p>Wie wird der Dienst „httpd“ mit systemd gestoppt:</text:p>
            <text:p>A) systemd stop httpd</text:p>
            <text:p>B) systemctl httpd stop</text:p>
            <text:p>C) systemctl stop httpd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.737cm" svg:x="1.4cm" svg:y="1.721cm" presentation:class="title" presentation:user-transformed="true">
          <draw:text-box>
            <text:p>Kontrollfrage 6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Command kann der Dienst „mariadb“ so konfiguriert werden, dass er beim Starten automatisch geladen wird?</text:p>
            <text:p>A) systemctl enable mariadb</text:p>
            <text:p>B) systemctl onboot mariadb</text:p>
            <text:p>C) bootctl enable mariadb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ux Logo</text:span><text:span text:style-name="T1"><text:line-break/></text:span><text:span text:style-name="T1">By gg3po, Iwan Gabovitch - Tux Mono SVG, based on File:NewTux.svg by gg3po which is based on File:Tux.png byLarry Ewing, GPL, </text:span><text:span text:style-name="T1"><text:a xlink:href="https://commons.wikimedia.org/w/index.php?curid=48629266" xlink:type="simple">https://commons.wikimedia.org/w/index.php?curid=48629266</text:a></text:span></text:p>
              </text:list-item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1T19:56:15.162266142</dc:date>
    <dc:creator>Nicolas Christener</dc:creator>
    <meta:editing-duration>PT46M5S</meta:editing-duration>
    <meta:editing-cycles>11</meta:editing-cycles>
    <meta:generator>LibreOffice/5.2.0.4$Linux_X86_64 LibreOffice_project/20m0$Build-4</meta:generator>
    <meta:document-statistic meta:object-count="53"/>
    <meta:user-defined meta:name="Modul_Area">SSA</meta:user-defined>
    <meta:user-defined meta:name="Modul_ID">1001</meta:user-defined>
    <meta:user-defined meta:name="Modul_Name">systemd</meta:user-defined>
  </office:meta>
</office:document-meta>
</file>